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rebuchet MS" svg:font-family="'Trebuchet MS', 'Lucida Sans Unicode', 'Lucida Grande', 'Lucida Sans', Arial, sans-serif"/>
  </office:font-face-decls>
  <office:automatic-styles>
    <style:style style:name="P1" style:family="paragraph" style:parent-style-name="Heading_20_1">
      <style:paragraph-properties fo:break-before="page"/>
    </style:style>
    <style:style style:name="P2" style:family="paragraph" style:parent-style-name="Text_20_body">
      <style:text-properties officeooo:rsid="00190e9b" officeooo:paragraph-rsid="00190e9b"/>
    </style:style>
    <style:style style:name="P3" style:family="paragraph" style:parent-style-name="Text_20_body">
      <style:text-properties officeooo:rsid="001af84f" officeooo:paragraph-rsid="001af84f"/>
    </style:style>
    <style:style style:name="P4" style:family="paragraph" style:parent-style-name="Text_20_body">
      <style:text-properties officeooo:rsid="001b1a22" officeooo:paragraph-rsid="001b1a22"/>
    </style:style>
    <style:style style:name="P5" style:family="paragraph" style:parent-style-name="Text_20_body">
      <style:text-properties officeooo:paragraph-rsid="001af84f"/>
    </style:style>
    <style:style style:name="P6" style:family="paragraph" style:parent-style-name="Text_20_body">
      <style:text-properties officeooo:rsid="001cd091" officeooo:paragraph-rsid="001cd091"/>
    </style:style>
    <style:style style:name="P7" style:family="paragraph" style:parent-style-name="Text_20_body" style:list-style-name="L5">
      <style:text-properties officeooo:rsid="001cd091" officeooo:paragraph-rsid="001cd091"/>
    </style:style>
    <style:style style:name="P8" style:family="paragraph" style:parent-style-name="Text_20_body" style:list-style-name="L5">
      <style:text-properties officeooo:rsid="001d9e76" officeooo:paragraph-rsid="001d9e76"/>
    </style:style>
    <style:style style:name="P9" style:family="paragraph" style:parent-style-name="Text_20_body">
      <style:text-properties officeooo:rsid="001eab5d" officeooo:paragraph-rsid="001eab5d"/>
    </style:style>
    <style:style style:name="P10" style:family="paragraph" style:parent-style-name="Text_20_body">
      <style:text-properties officeooo:paragraph-rsid="001cd091"/>
    </style:style>
    <style:style style:name="P11" style:family="paragraph" style:parent-style-name="Text_20_body">
      <style:text-properties officeooo:rsid="001f6c74" officeooo:paragraph-rsid="001f6c74"/>
    </style:style>
    <style:style style:name="P12" style:family="paragraph" style:parent-style-name="Title">
      <style:text-properties officeooo:rsid="00190e9b" officeooo:paragraph-rsid="00190e9b"/>
    </style:style>
    <style:style style:name="T1" style:family="text">
      <style:text-properties officeooo:rsid="00190e9b"/>
    </style:style>
    <style:style style:name="T2" style:family="text">
      <style:text-properties officeooo:rsid="001af84f"/>
    </style:style>
    <style:style style:name="T3" style:family="text">
      <style:text-properties officeooo:rsid="001b1a22"/>
    </style:style>
    <style:style style:name="T4" style:family="text">
      <style:text-properties officeooo:rsid="001cd091"/>
    </style:style>
    <style:style style:name="T5" style:family="text">
      <style:text-properties officeooo:rsid="001d9e76"/>
    </style:style>
    <style:style style:name="T6" style:family="text">
      <style:text-properties officeooo:rsid="001eab5d"/>
    </style:style>
    <style:style style:name="T7" style:family="text">
      <style:text-properties officeooo:rsid="001f6c74"/>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
      <text:p text:style-name="P2"/>
      <text:p text:style-name="P12">Personal Website Final Report</text:p>
      <text:p text:style-name="Subtitle">Ed Coleman, <text:span text:style-name="T1">WDD </text:span>130, section A6</text:p>
      <text:p text:style-name="Subtitle">December 11, 202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 text:outline-level="1"><text:bookmark-start text:name="__RefHeading___Toc174_2087355745"/>Introduction<text:bookmark-end text:name="__RefHeading___Toc174_2087355745"/></text:h>
      <text:h text:style-name="Heading_20_2" text:outline-level="2">Subject of the Website</text:h>
      <text:p text:style-name="P9">The website explains how personal “life” coaching can help mothers that have concerns about their children who have been diagnosed with Tourette Syndrome. </text:p>
      <text:h text:style-name="Heading_20_3" text:outline-level="3">Audience of the Website</text:h>
      <text:p text:style-name="P3">The <text:span text:style-name="T6">intended audience of the </text:span>website <text:span text:style-name="T6">is</text:span> mothers who have children that have been diagnosed with Tourette Syndrome. It introduces a personal coaching program that will help mothers to deal with the many pressures and concerns that they may feel in that circumstance.</text:p>
      <text:h text:style-name="Heading_20_3" text:outline-level="3">Website URL</text:h>
      <text:p text:style-name="P3">The website is currently available at <text:a xlink:type="simple" xlink:href="https://nappinggiant.github.io/wdd130/tcoach/index.html" text:style-name="Internet_20_link" text:visited-style-name="Visited_20_Internet_20_Link">https://nappinggiant.github.io/wdd130/tcoach/index.html</text:a>. <text:span text:style-name="T6">It will soon appear at a separate, registered domain.</text:span></text:p>
      <text:h text:style-name="Heading_20_1" text:outline-level="1"><text:bookmark-start text:name="__RefHeading___Toc182_2087355745"/>Goals/Objectives<text:bookmark-end text:name="__RefHeading___Toc182_2087355745"/></text:h>
      <text:p text:style-name="P3">The website <text:span text:style-name="T7">will be </text:span>commercial, and intends to help mothers deal with the challenges of children with Tourette Syndrome. <text:span text:style-name="T6">The Coach, Tara Billman, has been through those challenges and others and found help </text:span><text:span text:style-name="T7">with</text:span><text:span text:style-name="T6"> a life coach. This site is expected to help her find others to help.</text:span></text:p>
      <text:p text:style-name="P3">The site has completed the requirements for the class assignment. It will next be moved to a unique domain and linked to a scheduling system so that mothers can register for personal coaching sessions.</text:p>
      <text:h text:style-name="Heading_20_1" text:outline-level="1"><text:bookmark-start text:name="__RefHeading___Toc184_2087355745"/>Design Process<text:bookmark-end text:name="__RefHeading___Toc184_2087355745"/></text:h>
      <text:p text:style-name="P5"><text:span text:style-name="T6">Working</text:span><text:span text:style-name="T2"> with the person who requested the site, we reviewed several designs and chose one that she liked </text:span><text:span text:style-name="T3">(see </text:span><text:a xlink:type="simple" xlink:href="https://jambojon.com/" text:style-name="Internet_20_link" text:visited-style-name="Visited_20_Internet_20_Link"><text:span text:style-name="T3">https://jambojon.com/</text:span></text:a><text:span text:style-name="T3">). The personal website that I created doesn’t match it exactly, but implements the major design pieces that she likes.</text:span></text:p>
      <text:p text:style-name="P4">The primary color on the website was chosen to be reminiscent of the primary color on the website for the Tourette Association of America (<text:a xlink:type="simple" xlink:href="https://tourette.org/" text:style-name="Internet_20_link" text:visited-style-name="Visited_20_Internet_20_Link">https://tourette.org/</text:a>). The secondary colors are different, and were selected using the coolors.com website (<text:a xlink:type="simple" xlink:href="https://coolors.co/" text:style-name="Internet_20_link" text:visited-style-name="Visited_20_Internet_20_Link">https://coolors.co/</text:a>).</text:p>
      <text:p text:style-name="P4">Some of the page layout items, such as the “hero” image <text:span text:style-name="T6">background on the home page </text:span>were inspired by the class project for White Water Rafting. Other layout items were chosen to be sure that the personal site had enough complexity to be challenging (it was!) and properly earn a good grade.</text:p>
      <text:p text:style-name="P4">No major changes were made to the site once the wireframes were created, although some things turned out to be pretty awkward, such as paragraphs that spread across the entire width of the page. Before making the site generally available, these things will <text:span text:style-name="T6">likely </text:span>be changed.</text:p>
      <text:p text:style-name="Text_20_body"/>
      <text:h text:style-name="Heading_20_1" text:outline-level="1"><text:bookmark-start text:name="__RefHeading___Toc186_2087355745"/><text:soft-page-break/>Conclusion<text:bookmark-end text:name="__RefHeading___Toc186_2087355745"/></text:h>
      <text:p text:style-name="P10"><text:span text:style-name="T4">I learned that the usage of HTML has changed considerably since the day I </text:span><text:span text:style-name="T6">first learned</text:span><text:span text:style-name="T4"> it (in the late 1990s). Instead of using tables to create page structure, Cascading Style Sheet (CSS) grids and other tools are available and more flexible. They are also more confusing at first.</text:span></text:p>
      <text:p text:style-name="P6">I learned a lot about CSS and how to use it to make a page more presentable and usable. I have already used <text:span text:style-name="T6">the things that I learned to update an</text:span> internal website at a place where I volunteer. It has made the site more manageable and better-looking.</text:p>
      <text:p text:style-name="P6">I’ve also learned how to use some very useful tools:</text:p>
      <text:list xml:id="list2375259470" text:style-name="L5">
        <text:list-item>
          <text:p text:style-name="P7">Color scheme sites (such as https://coolors.co/)</text:p>
        </text:list-item>
        <text:list-item>
          <text:p text:style-name="P7">W3School <text:span text:style-name="T5">(</text:span><text:a xlink:type="simple" xlink:href="https://www.w3schools.com/html/" text:style-name="Internet_20_link" text:visited-style-name="Visited_20_Internet_20_Link"><text:span text:style-name="T5">https://www.w3schools.com/html/</text:span></text:a><text:span text:style-name="T5">), especially the</text:span> How-To (<text:a xlink:type="simple" xlink:href="https://www.w3schools.com/howto/default.asp" text:style-name="Internet_20_link" text:visited-style-name="Visited_20_Internet_20_Link">https://www.w3schools.com/howto/default.asp</text:a><text:span text:style-name="T5">) and CSS (https://www.w3schools.com/css/default.asp)sections</text:span></text:p>
        </text:list-item>
        <text:list-item>
          <text:p text:style-name="P7">Inspect mode in the Chrome Browser</text:p>
        </text:list-item>
        <text:list-item>
          <text:p text:style-name="P8">Validation sites (<text:a xlink:type="simple" xlink:href="https://validator.w3.org/" text:style-name="Internet_20_link" text:visited-style-name="Visited_20_Internet_20_Link">https://validator.w3.org/</text:a> and <text:a xlink:type="simple" xlink:href="https://jigsaw.w3.org/css-validator/" text:style-name="Internet_20_link" text:visited-style-name="Visited_20_Internet_20_Link">https://jigsaw.w3.org/css-validator/</text:a>)</text:p>
        </text:list-item>
      </text:list>
      <text:p text:style-name="P11">There are other websites that I want to create, and it is obvious to me now that CSS is a critical part of how websites can be more usable and functional. This class has been very benefici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rebuchet MS" svg:font-family="'Trebuchet MS', 'Lucida Sans Unicode', 'Lucida Grande', 'Lucida Sans',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098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1T11:17:47.877107584</meta:creation-date>
    <dc:title>My Defaults</dc:title>
    <meta:editing-duration>PT14M21S</meta:editing-duration>
    <meta:editing-cycles>4</meta:editing-cycles>
    <meta:generator>LibreOffice/7.3.7.2$Linux_X86_64 LibreOffice_project/30$Build-2</meta:generator>
    <dc:date>2023-12-11T13:40:11.408547513</dc:date>
    <meta:document-statistic meta:table-count="0" meta:image-count="0" meta:object-count="0" meta:page-count="3" meta:paragraph-count="27" meta:word-count="541" meta:character-count="3435" meta:non-whitespace-character-count="2924"/>
    <meta:template xlink:type="simple" xlink:actuate="onRequest" xlink:title="My Defaults" xlink:href="../../../../Templates/My%20Defaults.ott" meta:date="2023-12-11T11:17:47.419168572"/>
  </office:meta>
</office:document-meta>
</file>